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3.136cm"/>
    </style:style>
    <style:style style:name="co4" style:family="table-column">
      <style:table-column-properties fo:break-before="auto" style:column-width="3.8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spesas">
      <style:table-properties table:display="true" style:writing-mode="lr-tb"/>
    </style:style>
    <style:style style:name="ta3" style:family="table" style:master-page-name="PageStyle_5f_Feriado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3" style:family="table-cell" style:parent-style-name="Default" style:data-style-name="N14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47">
      <style:table-cell-properties fo:background-color="#f1f1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4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48">
      <style:table-cell-properties fo:background-color="#f1f1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4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4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989">
          <table:table-cell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spesas" table:style-name="ta2">
        <office:forms form:automatic-focus="false" form:apply-design-mode="false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3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Valor</text:p>
          </table:table-cell>
          <table:table-cell table:style-name="ce1" office:value-type="string" calcext:value-type="string">
            <text:p>Vencimento</text:p>
          </table:table-cell>
          <table:table-cell table:style-name="ce1" office:value-type="string" calcext:value-type="string">
            <text:p>Obs.: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Aluguel</text:p>
          </table:table-cell>
          <table:table-cell table:style-name="ce2" office:value-type="currency" office:currency="R$ " office:value="1100" calcext:value-type="currency">
            <text:p>R$ 1.100,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cebe no whats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Água</text:p>
          </table:table-cell>
          <table:table-cell table:style-name="ce2" office:value-type="currency" office:currency="R$ " office:value="130" calcext:value-type="currency">
            <text:p>R$ 130,00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Luz</text:p>
          </table:table-cell>
          <table:table-cell table:style-name="ce2" office:value-type="currency" office:currency="R$ " office:value="150" calcext:value-type="currency">
            <text:p>R$ 150,0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Netflix</text:p>
          </table:table-cell>
          <table:table-cell table:style-name="ce2" office:value-type="currency" office:currency="R$ " office:value="55.9" calcext:value-type="currency">
            <text:p>R$ 55,9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Debito automatico C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raizes</text:p>
          </table:table-cell>
          <table:table-cell table:style-name="ce7" office:value-type="currency" office:currency="R$ " office:value="50" calcext:value-type="currency">
            <text:p>R$ 50,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elulares</text:p>
          </table:table-cell>
          <table:table-cell table:style-name="ce7" office:value-type="currency" office:currency="R$ " office:value="120" calcext:value-type="currency">
            <text:p>R$ 120,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gar via C6</text:p>
          </table:table-cell>
          <table:table-cell office:value-type="string" calcext:value-type="string">
            <text:p>ok</text:p>
          </table:table-cell>
          <table:table-cell table:style-name="ce1" office:value-type="float" office:value="3396.96" calcext:value-type="float">
            <text:p>3396,96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Tucoocj</text:p>
          </table:table-cell>
          <table:table-cell table:style-name="ce2" office:value-type="currency" office:currency="R$ " office:value="150" calcext:value-type="currency">
            <text:p>R$ 150,00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office:value-type="string" calcext:value-type="string">
            <text:p>ok</text:p>
          </table:table-cell>
          <table:table-cell table:style-name="ce1" office:value-type="float" office:value="7130.64" calcext:value-type="float">
            <text:p>7130,64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tau</text:p>
          </table:table-cell>
          <table:table-cell table:style-name="ce7" office:value-type="currency" office:currency="R$ " office:value="40" calcext:value-type="currency">
            <text:p>R$ 40,0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ok</text:p>
          </table:table-cell>
          <table:table-cell table:style-name="ce8" table:formula="of:=[.F7]+[.F8]" office:value-type="float" office:value="10527.6" calcext:value-type="float">
            <text:p>10527,6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mprestimos</text:p>
          </table:table-cell>
          <table:table-cell table:style-name="ce2" office:value-type="currency" office:currency="R$ " office:value="659.85" calcext:value-type="currency">
            <text:p>R$ 659,8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  <table:table-cell table:style-name="ce8" table:formula="of:=[.F9]/1000" office:value-type="float" office:value="10.5276" calcext:value-type="float">
            <text:p>10,5276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Facu digo</text:p>
          </table:table-cell>
          <table:table-cell table:style-name="ce2" office:value-type="currency" office:currency="R$ " office:value="180" calcext:value-type="currency">
            <text:p>R$ 180,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internet</text:p>
          </table:table-cell>
          <table:table-cell table:style-name="ce2" office:value-type="currency" office:currency="R$ " office:value="100" calcext:value-type="currency">
            <text:p>R$ 100,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Yui</text:p>
          </table:table-cell>
          <table:table-cell table:style-name="ce2" office:value-type="currency" office:currency="R$ " office:value="170" calcext:value-type="currency">
            <text:p>R$ 170,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mazon</text:p>
          </table:table-cell>
          <table:table-cell table:style-name="ce2" office:value-type="currency" office:currency="R$ " office:value="10" calcext:value-type="currency">
            <text:p>R$ 10,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artão de credito c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AS mei</text:p>
          </table:table-cell>
          <table:table-cell table:style-name="ce2" office:value-type="currency" office:currency="R$ " office:value="60" calcext:value-type="currency">
            <text:p>R$ 60,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plicativo MaisMei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xe</text:p>
          </table:table-cell>
          <table:table-cell table:style-name="ce2" office:value-type="currency" office:currency="R$ " office:value="100" calcext:value-type="currency">
            <text:p>R$ 100,00</text:p>
          </table:table-cell>
          <table:table-cell table:number-columns-repeated="1022"/>
        </table:table-row>
        <table:table-row table:style-name="ro3" table:number-rows-repeated="984">
          <table:table-cell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riados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9" office:value-type="date" office:date-value="2021-01-01" calcext:value-type="date">
            <text:p>1/1/21</text:p>
          </table:table-cell>
          <table:table-cell table:number-columns-repeated="1023"/>
        </table:table-row>
        <table:table-row table:style-name="ro3">
          <table:table-cell table:style-name="ce10" office:value-type="date" office:date-value="2021-02-15" calcext:value-type="date">
            <text:p>15/02/21</text:p>
          </table:table-cell>
          <table:table-cell table:number-columns-repeated="1023"/>
        </table:table-row>
        <table:table-row table:style-name="ro3">
          <table:table-cell table:style-name="ce11" office:value-type="date" office:date-value="2021-02-16" calcext:value-type="date">
            <text:p>16/02</text:p>
          </table:table-cell>
          <table:table-cell table:number-columns-repeated="1023"/>
        </table:table-row>
        <table:table-row table:style-name="ro3">
          <table:table-cell table:style-name="ce12" office:value-type="date" office:date-value="2021-04-02" calcext:value-type="date">
            <text:p>02/04</text:p>
          </table:table-cell>
          <table:table-cell table:number-columns-repeated="1023"/>
        </table:table-row>
        <table:table-row table:style-name="ro3">
          <table:table-cell table:style-name="ce13" office:value-type="date" office:date-value="2021-04-21" calcext:value-type="date">
            <text:p>21/04</text:p>
          </table:table-cell>
          <table:table-cell table:number-columns-repeated="1023"/>
        </table:table-row>
        <table:table-row table:style-name="ro3">
          <table:table-cell table:style-name="ce12" office:value-type="date" office:date-value="2021-05-01" calcext:value-type="date">
            <text:p>01/05</text:p>
          </table:table-cell>
          <table:table-cell table:number-columns-repeated="1023"/>
        </table:table-row>
        <table:table-row table:style-name="ro3">
          <table:table-cell table:style-name="ce13" office:value-type="date" office:date-value="2021-06-03" calcext:value-type="date">
            <text:p>03/06</text:p>
          </table:table-cell>
          <table:table-cell table:number-columns-repeated="1023"/>
        </table:table-row>
        <table:table-row table:style-name="ro3">
          <table:table-cell table:style-name="ce12" office:value-type="date" office:date-value="2021-09-07" calcext:value-type="date">
            <text:p>07/09</text:p>
          </table:table-cell>
          <table:table-cell table:number-columns-repeated="1023"/>
        </table:table-row>
        <table:table-row table:style-name="ro3">
          <table:table-cell table:style-name="ce13" office:value-type="date" office:date-value="2021-10-12" calcext:value-type="date">
            <text:p>12/10</text:p>
          </table:table-cell>
          <table:table-cell table:number-columns-repeated="1023"/>
        </table:table-row>
        <table:table-row table:style-name="ro3">
          <table:table-cell table:style-name="ce12" office:value-type="date" office:date-value="2021-11-02" calcext:value-type="date">
            <text:p>02/11</text:p>
          </table:table-cell>
          <table:table-cell table:number-columns-repeated="1023"/>
        </table:table-row>
        <table:table-row table:style-name="ro3">
          <table:table-cell table:style-name="ce14" office:value-type="date" office:date-value="2020-11-15" calcext:value-type="date">
            <text:p>15/11</text:p>
          </table:table-cell>
          <table:table-cell table:number-columns-repeated="1023"/>
        </table:table-row>
        <table:table-row table:style-name="ro3">
          <table:table-cell table:style-name="ce14" office:value-type="date" office:date-value="2020-12-25" calcext:value-type="date">
            <text:p>25/12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21-12-31" calcext:value-type="date">
            <text:p>31/12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base" table:style-name="ta4">
        <office:forms form:automatic-focus="false" form:apply-design-mode="false"/>
        <table:table-column table:style-name="co5" table:default-cell-style-name="ce1"/>
        <table:table-column table:style-name="co5" table:default-cell-style-name="ce3"/>
        <table:table-column table:style-name="co5" table:number-columns-repeated="5" table:default-cell-style-name="Default"/>
        <table:table-row table:style-name="ro1">
          <table:table-cell table:style-name="Default" office:value-type="string" calcext:value-type="string">
            <text:p>ano atual</text:p>
          </table:table-cell>
          <table:table-cell table:style-name="Default" table:formula="of:=YEAR(TODAY())"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ês atual</text:p>
          </table:table-cell>
          <table:table-cell table:style-name="Default" table:formula="of:=MONTH(TODAY(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ultimo dia do mês atual</text:p>
          </table:table-cell>
          <table:table-cell table:style-name="Default" table:formula="of:=ORG.OPENOFFICE.DAYSINMONTH(TODAY()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dias úteis no mês</text:p>
          </table:table-cell>
          <table:table-cell table:style-name="Default" table:formula="of:=NETWORKDAYS(DATE([.$B$1];[.$B$2];1);DATE([.$B$1];[.$B$2];[.$B$3]);feriados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3">
          <table:table-cell office:value-type="string" calcext:value-type="string">
            <text:p>Valor nota</text:p>
          </table:table-cell>
          <table:table-cell table:style-name="ce2" office:value-type="currency" office:currency="R$ " office:value="5600" calcext:value-type="currency">
            <text:p>R$ 5.600,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alor dia</text:p>
          </table:table-cell>
          <table:table-cell table:formula="of:=[.B6]/30" office:value-type="currency" office:currency="R$ " office:value="186.666666666667" calcext:value-type="currency">
            <text:p>R$ 186,67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valor hora</text:p>
          </table:table-cell>
          <table:table-cell table:formula="of:=[.B7]/8" office:value-type="currency" office:currency="R$ " office:value="23.3333333333333" calcext:value-type="currency">
            <text:p>R$ 23,33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3">
          <table:table-cell office:value-type="string" calcext:value-type="string">
            <text:p>Meu salário</text:p>
          </table:table-cell>
          <table:table-cell table:style-name="ce2" table:formula="of:=[$Database.$B$6]-[.$F$13]" office:value-type="currency" office:currency="R$ " office:value="4924" calcext:value-type="currency">
            <text:p>R$ 4.924,00</text:p>
          </table:table-cell>
          <table:table-cell/>
          <table:table-cell table:style-name="ce5" office:value-type="string" calcext:value-type="string">
            <text:p>Dias úteis no mês</text:p>
          </table:table-cell>
          <table:table-cell table:style-name="ce6" table:formula="of:=[.$B$4]" office:value-type="float" office:value="20" calcext:value-type="float">
            <text:p>20</text:p>
          </table:table-cell>
          <table:table-cell table:style-name="ce1" office:value-type="string" calcext:value-type="string">
            <text:p>Digo</text:p>
          </table:table-cell>
          <table:table-cell table:style-name="ce1" office:value-type="string" calcext:value-type="string">
            <text:p>Yah</text:p>
          </table:table-cell>
        </table:table-row>
        <table:table-row table:style-name="ro3">
          <table:table-cell office:value-type="string" calcext:value-type="string">
            <text:p>Yah</text:p>
          </table:table-cell>
          <table:table-cell table:style-name="ce2" office:value-type="currency" office:currency="R$ " office:value="2000" calcext:value-type="currency">
            <text:p>R$ 2.000,00</text:p>
          </table:table-cell>
          <table:table-cell/>
          <table:table-cell table:style-name="ce5" office:value-type="string" calcext:value-type="string">
            <text:p>vr</text:p>
          </table:table-cell>
          <table:table-cell/>
          <table:table-cell table:style-name="ce7" table:formula="of:=25*[.E10]" office:value-type="currency" office:currency="R$ " office:value="500" calcext:value-type="currency">
            <text:p>R$ 500,00</text:p>
          </table:table-cell>
          <table:table-cell table:style-name="ce7" table:formula="of:=(20*[.E10])+(27.5*4)" office:value-type="currency" office:currency="R$ " office:value="510" calcext:value-type="currency">
            <text:p>R$ 51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5" office:value-type="string" calcext:value-type="string">
            <text:p>vt</text:p>
          </table:table-cell>
          <table:table-cell/>
          <table:table-cell table:style-name="ce7" table:formula="of:=(4.4*2)*[.E10]" office:value-type="currency" office:currency="R$ " office:value="176" calcext:value-type="currency">
            <text:p>R$ 176,00</text:p>
          </table:table-cell>
          <table:table-cell table:style-name="ce7" table:formula="of:=(4.4*2)*[.E10]+(4.4*4)" office:value-type="currency" office:currency="R$ " office:value="193.6" calcext:value-type="currency">
            <text:p>R$ 193,60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table:formula="of:=[.B11]+[.B10]" office:value-type="currency" office:currency="R$ " office:value="6924" calcext:value-type="currency">
            <text:p>R$ 6.924,00</text:p>
          </table:table-cell>
          <table:table-cell/>
          <table:table-cell table:style-name="ce5" office:value-type="string" calcext:value-type="string">
            <text:p>Total Beneficios</text:p>
          </table:table-cell>
          <table:table-cell/>
          <table:table-cell table:style-name="ce7" table:formula="of:=[.F11]+[.F12]" office:value-type="currency" office:currency="R$ " office:value="676" calcext:value-type="currency">
            <text:p>R$ 676,00</text:p>
          </table:table-cell>
          <table:table-cell table:style-name="ce7" table:formula="of:=[.G11]+[.G12]" office:value-type="currency" office:currency="R$ " office:value="703.6" calcext:value-type="currency">
            <text:p>R$ 703,60</text:p>
          </table:table-cell>
        </table:table-row>
        <table:table-row table:style-name="ro3">
          <table:table-cell office:value-type="string" calcext:value-type="string">
            <text:p>60% do salário</text:p>
          </table:table-cell>
          <table:table-cell table:formula="of:=[.B13]*0.6" office:value-type="currency" office:currency="R$ " office:value="4154.4" calcext:value-type="currency">
            <text:p>R$ 4.154,4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otal Salario</text:p>
          </table:table-cell>
          <table:table-cell table:formula="of:=[.B13]" office:value-type="currency" office:currency="R$ " office:value="6924" calcext:value-type="currency">
            <text:p>R$ 6.924,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otal despesas</text:p>
          </table:table-cell>
          <table:table-cell table:style-name="ce2" table:formula="of:=SUM([$Despesas.B2:$Despesas.B1000])" office:value-type="currency" office:currency="R$ " office:value="3075.75" calcext:value-type="currency">
            <text:p>R$ 3.075,75</text:p>
          </table:table-cell>
          <table:table-cell table:number-columns-repeated="4"/>
          <table:table-cell table:style-name="ce6"/>
        </table:table-row>
        <table:table-row table:style-name="ro3">
          <table:table-cell office:value-type="string" calcext:value-type="string">
            <text:p>despesas X Salario</text:p>
          </table:table-cell>
          <table:table-cell table:style-name="ce4" table:formula="of:=[.B16]/[.B13]" office:value-type="percentage" office:value="0.444215771230503" calcext:value-type="percentage">
            <text:p>44,42%</text:p>
          </table:table-cell>
          <table:table-cell table:style-name="ce3" table:formula="of:=[.B13]-[.B16]" office:value-type="currency" office:currency="R$ " office:value="3848.25" calcext:value-type="currency">
            <text:p>R$ 3.848,2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nheiro a ser guardado</text:p>
          </table:table-cell>
          <table:table-cell table:formula="of:=([.B13]-[.B16])*0.2" office:value-type="currency" office:currency="R$ " office:value="769.65" calcext:value-type="currency">
            <text:p>R$ 769,6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Restante salário</text:p>
          </table:table-cell>
          <table:table-cell table:formula="of:=([.B13]-[.B16])-[.B18]" office:value-type="currency" office:currency="R$ " office:value="3078.6" calcext:value-type="currency">
            <text:p>R$ 3.078,60</text:p>
          </table:table-cell>
          <table:table-cell table:number-columns-repeated="5"/>
        </table:table-row>
      </table:table>
      <table:named-expressions>
        <table:named-range table:name="feriados" table:base-cell-address="$Feriados.$A$9" table:cell-range-address="$Feriados.$A$1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6">
      <number:currency-symbol number:language="pt" number:country="BR">R$ </number:currency-symbol>
      <number:number number:decimal-places="2" number:min-decimal-places="2" number:min-integer-digits="1" number:grouping="true"/>
    </number:currency-style>
    <number:date-style style:name="N147">
      <number:day/>
      <number:text>/</number:text>
      <number:month/>
      <number:text>/</number:text>
      <number:year/>
    </number:date-style>
    <number:date-style style:name="N148">
      <number:day number:style="long"/>
      <number:text>/</number:text>
      <number:month number:style="long"/>
    </number:date-style>
    <number:date-style style:name="N149">
      <number:day/>
      <number:text>/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22:24:12.464596722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riados" style:display-name="PageStyle_Feriad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spesas" style:display-name="PageStyle_Despes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0T19:51:29.337670690</dc:date>
    <meta:editing-duration>PT24M25S</meta:editing-duration>
    <meta:editing-cycles>4</meta:editing-cycles>
    <meta:generator>LibreOffice/7.2.4.1$Linux_X86_64 LibreOffice_project/20$Build-1</meta:generator>
    <meta:document-statistic meta:table-count="4" meta:cell-count="125" meta:object-count="0"/>
  </office:meta>
</office:document-meta>
</file>